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modern" style:font-pitch="variable"/>
    <style:font-face style:name="Noto Sans Mono CJK JP Regular1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Noto Sans Mono CJK JP1" svg:font-family="'Noto Sans Mono CJK JP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1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28cm" draw:marker-start-width="0.305cm" draw:marker-end="Arrowheads_20_79" draw:marker-end-width="0.305cm" draw:fill="none" draw:textarea-vertical-align="middle" fo:padding-top="0.127cm" fo:padding-bottom="0.127cm" fo:padding-left="0.252cm" fo:padding-right="0.252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3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6.826cm"/>
      <style:paragraph-properties style:writing-mode="lr-tb"/>
    </style:style>
    <style:style style:name="gr12" style:family="graphic" style:parent-style-name="objectwithoutfill">
      <style:graphic-properties svg:stroke-width="0.028cm" draw:marker-start-width="0.305cm" draw:marker-end="" draw:marker-end-width="0.305cm" draw:fill="none" draw:textarea-vertical-align="middle" fo:padding-top="0.127cm" fo:padding-bottom="0.127cm" fo:padding-left="0.252cm" fo:padding-right="0.2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6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.8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2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27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f3cd5" loext:opacity="100%" style:font-name="Go Mono1" fo:font-size="12pt" fo:font-style="normal" style:text-underline-style="none" fo:font-weight="bold"/>
    </style:style>
    <style:style style:name="P2" style:family="paragraph">
      <style:paragraph-properties fo:text-align="center" style:writing-mode="lr-tb"/>
      <style:text-properties style:font-name="Go Mono1" fo:font-size="10.5pt" fo:font-style="normal" fo:font-weight="normal"/>
    </style:style>
    <style:style style:name="P3" style:family="paragraph">
      <style:paragraph-properties fo:text-align="center"/>
      <style:text-properties style:font-name="Go Mono1" fo:font-size="10.5pt" fo:font-style="normal" fo:font-weight="normal"/>
    </style:style>
    <style:style style:name="P4" style:family="paragraph">
      <loext:graphic-properties draw:fill="none"/>
      <style:paragraph-properties fo:text-align="center"/>
      <style:text-properties style:font-name="Go Mono1" fo:font-size="10.5pt" fo:font-style="normal" fo:font-weight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 style:writing-mode="lr-tb"/>
      <style:text-properties style:font-name="Go Mono1" fo:font-size="10.5pt" fo:font-style="normal" fo:font-weight="normal" style:font-size-asian="12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Go Mono1" fo:font-size="10.5pt" fo:font-style="normal" fo:font-weight="normal"/>
    </style:style>
    <style:style style:name="P9" style:family="paragraph">
      <style:text-properties fo:font-size="8pt"/>
    </style:style>
    <style:style style:name="P10" style:family="paragraph">
      <loext:graphic-properties draw:fill="none" draw:fill-color="#ffffff"/>
      <style:paragraph-properties style:writing-mode="lr-tb"/>
      <style:text-properties style:font-name="Go Mono1" fo:font-size="8pt" fo:font-style="normal" fo:font-weight="normal"/>
    </style:style>
    <style:style style:name="T1" style:family="text">
      <style:text-properties fo:color="#0f3cd5" loext:opacity="100%" style:font-name="Go Mono1" fo:font-size="12pt" fo:font-style="normal" style:text-underline-style="none" fo:font-weight="bold"/>
    </style:style>
    <style:style style:name="T2" style:family="text">
      <style:text-properties style:font-name="Go Mono1" fo:font-size="10.5pt" fo:font-style="normal" fo:font-weight="normal"/>
    </style:style>
    <style:style style:name="T3" style:family="text">
      <style:text-properties style:font-name="Go Mono1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14cm" svg:height="0.738cm" svg:x="3.546cm" svg:y="2.524cm">
          <draw:text-box>
            <text:p><text:span text:style-name="T1">RingModSpacer</text:span></text:p>
          </draw:text-box>
        </draw:frame>
        <draw:custom-shape draw:style-name="gr2" draw:text-style-name="P2" draw:layer="layout" svg:width="2.54cm" svg:height="1.016cm" svg:x="7.344cm" svg:y="4.937cm">
          <text:p text:style-name="P2"><text:span text:style-name="T2">Limiter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016cm" svg:height="1.016cm" svg:x="16.361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16.869cm" svg:y1="7.731cm" svg:x2="16.869cm" svg:y2="8.239cm">
            <text:p/>
          </draw:line>
          <draw:line draw:style-name="gr4" draw:text-style-name="P4" draw:layer="layout" svg:x1="17.123cm" svg:y1="7.985cm" svg:x2="16.615cm" svg:y2="7.985cm">
            <text:p/>
          </draw:line>
        </draw:g>
        <draw:line draw:style-name="gr5" draw:text-style-name="P5" draw:layer="layout" svg:x1="4.804cm" svg:y1="5.445cm" svg:x2="7.344cm" svg:y2="5.445cm">
          <text:p/>
        </draw:line>
        <draw:custom-shape draw:style-name="gr6" draw:text-style-name="P6" draw:layer="layout" svg:width="0.508cm" svg:height="0.508cm" draw:transform="rotate (-1.5707963267949) translate (6.328cm 5.1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254cm" svg:height="0.254cm" svg:x="14.202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823cm" svg:height="0.762cm" svg:x="19.237cm" svg:y="7.604cm">
          <draw:text-box draw:corner-radius="0.045cm">
            <text:p><text:span text:style-name="T2">Output</text:span></text:p>
          </draw:text-box>
        </draw:frame>
        <draw:frame draw:style-name="gr9" draw:text-style-name="P8" draw:layer="layout" svg:width="1.603cm" svg:height="0.762cm" svg:x="3.074cm" svg:y="7.604cm">
          <draw:text-box draw:corner-radius="0.045cm">
            <text:p><text:span text:style-name="T2">Input</text:span></text:p>
          </draw:text-box>
        </draw:frame>
        <draw:frame draw:style-name="gr10" draw:text-style-name="P8" draw:layer="layout" svg:width="1.383cm" svg:height="0.762cm" svg:x="3.294cm" svg:y="5.064cm">
          <draw:text-box draw:corner-radius="0.045cm">
            <text:p><text:span text:style-name="T2">Side</text:span></text:p>
          </draw:text-box>
        </draw:frame>
        <draw:custom-shape draw:style-name="gr2" draw:text-style-name="P2" draw:layer="layout" svg:width="2.54cm" svg:height="1.016cm" svg:x="7.344cm" svg:y="7.477cm">
          <text:p text:style-name="P2"><text:span text:style-name="T2">Limiter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804cm" svg:y1="7.985cm" svg:x2="7.344cm" svg:y2="7.985cm">
          <text:p/>
        </draw:line>
        <draw:custom-shape draw:style-name="gr2" draw:text-style-name="P2" draw:layer="layout" svg:width="2.54cm" svg:height="1.016cm" svg:x="11.154cm" svg:y="4.937cm">
          <text:p text:style-name="P2"><text:span text:style-name="T2">Rect.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7.326cm" svg:height="1.52cm" svg:x="7.344cm" svg:y="10.271cm">
          <draw:text-box draw:corner-radius="0.045cm">
            <text:p><text:span text:style-name="T2">Rect. : Full-wave rectification</text:span></text:p>
            <text:p><text:span text:style-name="T2">RM <text:s text:c="3"/>: Ring modulation</text:span></text:p>
            <text:p><text:span text:style-name="T2">Sub. <text:s/>: Subtraction</text:span></text:p>
          </draw:text-box>
        </draw:frame>
        <draw:line draw:style-name="gr5" draw:text-style-name="P5" draw:layer="layout" svg:x1="9.884cm" svg:y1="5.445cm" svg:x2="11.154cm" svg:y2="5.445cm">
          <text:p/>
        </draw:line>
        <draw:custom-shape draw:style-name="gr6" draw:text-style-name="P6" draw:layer="layout" svg:width="0.508cm" svg:height="0.508cm" draw:transform="rotate (-1.5707963267949) translate (6.328cm 7.7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5" draw:layer="layout" svg:x1="9.884cm" svg:y1="7.985cm" svg:x2="13.059cm" svg:y2="7.985cm">
          <text:p/>
        </draw:line>
        <draw:line draw:style-name="gr5" draw:text-style-name="P5" draw:layer="layout" svg:x1="14.329cm" svg:y1="5.445cm" svg:x2="14.329cm" svg:y2="7.477cm">
          <text:p/>
        </draw:line>
        <draw:line draw:style-name="gr12" draw:text-style-name="P5" draw:layer="layout" svg:x1="13.694cm" svg:y1="5.445cm" svg:x2="16.869cm" svg:y2="5.445cm">
          <text:p/>
        </draw:line>
        <draw:line draw:style-name="gr5" draw:text-style-name="P5" draw:layer="layout" svg:x1="17.377cm" svg:y1="7.985cm" svg:x2="19.282cm" svg:y2="7.985cm">
          <text:p/>
        </draw:line>
        <draw:custom-shape draw:style-name="gr2" draw:text-style-name="P2" draw:layer="layout" svg:width="2.54cm" svg:height="1.016cm" svg:x="13.059cm" svg:y="7.477cm">
          <text:p text:style-name="P2"><text:span text:style-name="T2">RM/Sub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508cm" draw:transform="rotate (-1.5707963267949) translate (18.52cm 7.7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5" draw:layer="layout" svg:x1="16.869cm" svg:y1="5.445cm" svg:x2="16.869cm" svg:y2="7.477cm">
          <text:p/>
        </draw:line>
        <draw:line draw:style-name="gr5" draw:text-style-name="P5" draw:layer="layout" svg:x1="15.599cm" svg:y1="7.985cm" svg:x2="16.361cm" svg:y2="7.985cm">
          <text:p/>
        </draw:line>
        <draw:custom-shape draw:style-name="gr6" draw:text-style-name="P6" draw:layer="layout" svg:width="0.508cm" svg:height="0.508cm" draw:transform="rotate (-3.14159265358979) translate (17.123cm 6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2.026cm" svg:height="0.635cm" svg:x="4.937cm" svg:y="4.556cm">
          <draw:text-box draw:corner-radius="0.045cm">
            <text:p text:style-name="P9"><text:span text:style-name="T3">Gain [dB]</text:span></text:p>
          </draw:text-box>
        </draw:frame>
        <draw:frame draw:style-name="gr14" draw:text-style-name="P10" draw:layer="layout" svg:width="2.365cm" svg:height="0.903cm" svg:x="7.344cm" svg:y="4.048cm">
          <draw:text-box draw:corner-radius="0.045cm">
            <text:p text:style-name="P9"><text:span text:style-name="T3">Attack [s]</text:span></text:p>
            <text:p text:style-name="P9"><text:span text:style-name="T3">Release [s]</text:span></text:p>
          </draw:text-box>
        </draw:frame>
        <draw:frame draw:style-name="gr13" draw:text-style-name="P10" draw:layer="layout" svg:width="2.026cm" svg:height="0.635cm" svg:x="4.937cm" svg:y="8.239cm">
          <draw:text-box draw:corner-radius="0.045cm">
            <text:p text:style-name="P9"><text:span text:style-name="T3">Gain [dB]</text:span></text:p>
          </draw:text-box>
        </draw:frame>
        <draw:frame draw:style-name="gr14" draw:text-style-name="P10" draw:layer="layout" svg:width="2.365cm" svg:height="0.903cm" svg:x="7.344cm" svg:y="8.493cm">
          <draw:text-box draw:corner-radius="0.045cm">
            <text:p text:style-name="P9"><text:span text:style-name="T3">Attack [s]</text:span></text:p>
            <text:p text:style-name="P9"><text:span text:style-name="T3">Release [s]</text:span></text:p>
          </draw:text-box>
        </draw:frame>
        <draw:frame draw:style-name="gr15" draw:text-style-name="P10" draw:layer="layout" svg:width="2.703cm" svg:height="0.635cm" svg:x="12.932cm" svg:y="8.493cm">
          <draw:text-box draw:corner-radius="0.045cm">
            <text:p text:style-name="P9"><text:span text:style-name="T3">Ring-Sub. Mix</text:span></text:p>
          </draw:text-box>
        </draw:frame>
        <draw:frame draw:style-name="gr16" draw:text-style-name="P10" draw:layer="layout" svg:width="1.857cm" svg:height="0.635cm" svg:x="17.25cm" svg:y="6.08cm">
          <draw:text-box draw:corner-radius="0.045cm">
            <text:p text:style-name="P9"><text:span text:style-name="T3">Side Mix</text:span></text:p>
          </draw:text-box>
        </draw:frame>
        <draw:frame draw:style-name="gr16" draw:text-style-name="P10" draw:layer="layout" svg:width="2.365cm" svg:height="0.635cm" svg:x="17.25cm" svg:y="8.366cm">
          <draw:text-box draw:corner-radius="0.045cm">
            <text:p text:style-name="P9"><text:span text:style-name="T3">Output [dB]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modern" style:font-pitch="variable"/>
    <style:font-face style:name="Noto Sans Mono CJK JP Regular1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Noto Sans Mono CJK JP1" svg:font-family="'Noto Sans Mono CJK JP'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9" draw:display-name="Arrowheads 7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2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2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8T11:09:54.818000000</meta:creation-date>
    <meta:editing-duration>PT5H23M27S</meta:editing-duration>
    <meta:editing-cycles>405</meta:editing-cycles>
    <meta:generator>LibreOffice/7.3.2.2$Windows_X86_64 LibreOffice_project/49f2b1bff42cfccbd8f788c8dc32c1c309559be0</meta:generator>
    <dc:title>A4_Landscape</dc:title>
    <dc:date>2023-03-29T20:22:54.301000000</dc:date>
    <meta:document-statistic meta:object-count="34"/>
    <meta:template xlink:type="simple" xlink:actuate="onRequest" xlink:title="A4_Landscape" xlink:href="../../AppData/Roaming/LibreOffice/4/user/template/A4_Landscape.otg" meta:date="2020-08-18T11:09:49.288000000"/>
  </office:meta>
</office:document-meta>
</file>